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57.26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57.06pt"/>
    </style:style>
    <style:style style:name="co12" style:family="table-column">
      <style:table-column-properties fo:break-before="auto" style:column-width="605.99pt"/>
    </style:style>
    <style:style style:name="co13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4.61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="0.06pt solid #000000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7" style:family="table-cell" style:parent-style-name="Default" style:data-style-name="N3"/>
    <style:style style:name="ce10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20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8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5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57" style:family="table-cell" style:parent-style-name="Default">
      <style:table-cell-properties fo:wrap-option="wrap" fo:border="0.06pt solid #000000" style:vertical-align="top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58" style:family="table-cell" style:parent-style-name="Default" style:data-style-name="N104">
      <style:table-cell-properties fo:wrap-option="wrap" fo:border="0.06pt solid #000000" style:vertical-align="top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59" style:family="table-cell" style:parent-style-name="Default">
      <style:table-cell-properties fo:wrap-option="wrap" fo:border="0.06pt solid #000000" style:vertical-align="middle"/>
      <style:map style:condition="is-true-formula([.$B5]*[.$C5]=1)" style:apply-style-name="Good" style:base-cell-address="List.A5"/>
      <style:map style:condition="is-true-formula([.$B5]*[.$C5]=0)" style:apply-style-name="Bad" style:base-cell-address="List.A5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6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:</text:p>
          </table:table-cell>
          <table:table-cell table:formula="of:=SUM([.B5:.B149])" office:value-type="float" office:value="107" calcext:value-type="float">
            <text:p>107</text:p>
          </table:table-cell>
          <table:table-cell table:formula="of:=SUM([.C5:.C149]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art No</text:p>
          </table:table-cell>
          <table:table-cell table:style-name="ce10" office:value-type="string" calcext:value-type="string">
            <text:p>Pin compatible?</text:p>
          </table:table-cell>
          <table:table-cell table:style-name="ce12" office:value-type="string" calcext:value-type="string">
            <text:p>On JLCPCB?</text:p>
          </table:table-cell>
          <table:table-cell table:style-name="ce5" office:value-type="string" calcext:value-type="string">
            <text:p>Part status</text:p>
          </table:table-cell>
          <table:table-cell table:style-name="ce5" office:value-type="string" calcext:value-type="string">
            <text:p>Stock</text:p>
          </table:table-cell>
          <table:table-cell table:style-name="ce23" office:value-type="string" calcext:value-type="string">
            <text:p>Price @ Qty: 1</text:p>
          </table:table-cell>
          <table:table-cell table:style-name="ce23" office:value-type="string" calcext:value-type="string">
            <text:p>Price @ Qty: 10</text:p>
          </table:table-cell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Freq.</text:p>
          </table:table-cell>
          <table:table-cell table:style-name="ce25" office:value-type="string" calcext:value-type="string">
            <text:p>DES/TDES</text:p>
          </table:table-cell>
          <table:table-cell table:style-name="ce55" office:value-type="string" calcext:value-type="string">
            <text:p>Notes</text:p>
          </table:table-cell>
          <table:table-cell table:style-name="ce1" table:number-columns-repeated="1008"/>
          <table:table-cell table:number-columns-repeated="3"/>
        </table:table-row>
        <table:table-row table:style-name="ro2" table:visibility="filter">
          <table:table-cell table:style-name="ce6" office:value-type="string" calcext:value-type="string">
            <text:p>STM32F030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0.9591" calcext:value-type="currency">
            <text:p>$0.9591</text:p>
          </table:table-cell>
          <table:table-cell table:style-name="ce24" office:value-type="currency" office:currency="USD" office:value="0.694" calcext:value-type="currency">
            <text:p>$0.6940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010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2455" calcext:value-type="currency">
            <text:p>$1.2455</text:p>
          </table:table-cell>
          <table:table-cell table:style-name="ce24" office:value-type="currency" office:currency="USD" office:value="0.9182" calcext:value-type="currency">
            <text:p>$0.918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F031C6T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53" calcext:value-type="float">
            <text:p>153</text:p>
          </table:table-cell>
          <table:table-cell table:style-name="ce24" office:value-type="currency" office:currency="USD" office:value="1.294" calcext:value-type="currency">
            <text:p>$1.2940</text:p>
          </table:table-cell>
          <table:table-cell table:style-name="ce24" office:value-type="currency" office:currency="USD" office:value="0.9728" calcext:value-type="currency">
            <text:p>$0.972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031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9258" calcext:value-type="currency">
            <text:p>$1.9258</text:p>
          </table:table-cell>
          <table:table-cell table:style-name="ce24" office:value-type="currency" office:currency="USD" office:value="1.4061" calcext:value-type="currency">
            <text:p>$1.4061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051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24" office:value-type="currency" office:currency="USD" office:value="1.6046" calcext:value-type="currency">
            <text:p>$1.6046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STM32F302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20" calcext:value-type="float">
            <text:p>1220</text:p>
          </table:table-cell>
          <table:table-cell table:style-name="ce24" office:value-type="currency" office:currency="USD" office:value="2.2243" calcext:value-type="currency">
            <text:p>$2.2243</text:p>
          </table:table-cell>
          <table:table-cell table:style-name="ce24" office:value-type="currency" office:currency="USD" office:value="1.6076" calcext:value-type="currency">
            <text:p>$1.607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L052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571" calcext:value-type="float">
            <text:p>571</text:p>
          </table:table-cell>
          <table:table-cell table:number-columns-repeated="2" table:style-name="ce24" office:value-type="currency" office:currency="USD" office:value="1.6507" calcext:value-type="currency">
            <text:p>$1.6507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3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24" office:value-type="currency" office:currency="USD" office:value="1.6807" calcext:value-type="currency">
            <text:p>$1.680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1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122" calcext:value-type="currency">
            <text:p>$2.3122</text:p>
          </table:table-cell>
          <table:table-cell table:style-name="ce24" office:value-type="currency" office:currency="USD" office:value="1.691" calcext:value-type="currency">
            <text:p>$1.691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72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1.7272" calcext:value-type="currency">
            <text:p>$1.727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1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24" office:value-type="currency" office:currency="USD" office:value="1.78" calcext:value-type="currency">
            <text:p>$1.78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91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1.8137" calcext:value-type="currency">
            <text:p>$1.8137</text:p>
          </table:table-cell>
          <table:table-cell table:style-name="ce24" office:value-type="currency" office:currency="USD" office:value="1.7804" calcext:value-type="currency">
            <text:p>$1.7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9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076" calcext:value-type="currency">
            <text:p>$2.1076</text:p>
          </table:table-cell>
          <table:table-cell table:style-name="ce24" office:value-type="currency" office:currency="USD" office:value="1.8016" calcext:value-type="currency">
            <text:p>$1.801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2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1319" calcext:value-type="currency">
            <text:p>$2.1319</text:p>
          </table:table-cell>
          <table:table-cell table:style-name="ce24" office:value-type="currency" office:currency="USD" office:value="1.8228" calcext:value-type="currency">
            <text:p>$1.822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7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682" calcext:value-type="currency">
            <text:p>$2.5682</text:p>
          </table:table-cell>
          <table:table-cell table:style-name="ce24" office:value-type="currency" office:currency="USD" office:value="1.8576" calcext:value-type="currency">
            <text:p>$1.85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0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849" calcext:value-type="currency">
            <text:p>$2.6849</text:p>
          </table:table-cell>
          <table:table-cell table:style-name="ce24" office:value-type="currency" office:currency="USD" office:value="1.944" calcext:value-type="currency">
            <text:p>$1.9440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71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622" calcext:value-type="currency">
            <text:p>$2.6622</text:p>
          </table:table-cell>
          <table:table-cell table:style-name="ce24" office:value-type="currency" office:currency="USD" office:value="1.95" calcext:value-type="currency">
            <text:p>$1.9500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3531" calcext:value-type="currency">
            <text:p>$2.3531</text:p>
          </table:table-cell>
          <table:table-cell table:style-name="ce24" office:value-type="currency" office:currency="USD" office:value="2.0364" calcext:value-type="currency">
            <text:p>$2.036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F030C8T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24" office:value-type="currency" office:currency="USD" office:value="2.0546" calcext:value-type="currency">
            <text:p>$2.0546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/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L051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779" calcext:value-type="float">
            <text:p>779</text:p>
          </table:table-cell>
          <table:table-cell table:style-name="ce24" office:value-type="currency" office:currency="USD" office:value="2.3955" calcext:value-type="currency">
            <text:p>$2.3955</text:p>
          </table:table-cell>
          <table:table-cell table:style-name="ce24" office:value-type="currency" office:currency="USD" office:value="2.0622" calcext:value-type="currency">
            <text:p>$2.0622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412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4349" calcext:value-type="currency">
            <text:p>$2.4349</text:p>
          </table:table-cell>
          <table:table-cell table:style-name="ce24" office:value-type="currency" office:currency="USD" office:value="2.0925" calcext:value-type="currency">
            <text:p>$2.0925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0C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5258" calcext:value-type="currency">
            <text:p>$2.5258</text:p>
          </table:table-cell>
          <table:table-cell table:style-name="ce24" office:value-type="currency" office:currency="USD" office:value="2.1622" calcext:value-type="currency">
            <text:p>$2.1622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L051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35" calcext:value-type="float">
            <text:p>635</text:p>
          </table:table-cell>
          <table:table-cell table:style-name="ce24" office:value-type="currency" office:currency="USD" office:value="2.5743" calcext:value-type="currency">
            <text:p>$2.5743</text:p>
          </table:table-cell>
          <table:table-cell table:style-name="ce24" office:value-type="currency" office:currency="USD" office:value="2.2152" calcext:value-type="currency">
            <text:p>$2.21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303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9167" calcext:value-type="currency">
            <text:p>$2.9167</text:p>
          </table:table-cell>
          <table:table-cell table:style-name="ce24" office:value-type="currency" office:currency="USD" office:value="2.2273" calcext:value-type="currency">
            <text:p>$2.227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STM32L151C8-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92" calcext:value-type="float">
            <text:p>192</text:p>
          </table:table-cell>
          <table:table-cell table:style-name="ce24" office:value-type="currency" office:currency="USD" office:value="3.0046" calcext:value-type="currency">
            <text:p>$3.0046</text:p>
          </table:table-cell>
          <table:table-cell table:style-name="ce24" office:value-type="currency" office:currency="USD" office:value="2.2713" calcext:value-type="currency">
            <text:p>$2.271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0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2794" calcext:value-type="currency">
            <text:p>$2.279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431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6304" calcext:value-type="currency">
            <text:p>$2.6304</text:p>
          </table:table-cell>
          <table:table-cell table:style-name="ce24" office:value-type="currency" office:currency="USD" office:value="2.2804" calcext:value-type="currency">
            <text:p>$2.2804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43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008" calcext:value-type="currency">
            <text:p>$2.300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3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2.3799" calcext:value-type="currency">
            <text:p>$2.3799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3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7879" calcext:value-type="currency">
            <text:p>$2.7879</text:p>
          </table:table-cell>
          <table:table-cell table:style-name="ce24" office:value-type="currency" office:currency="USD" office:value="2.4137" calcext:value-type="currency">
            <text:p>$2.413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TM32F030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11626" calcext:value-type="float">
            <text:p>11626</text:p>
          </table:table-cell>
          <table:table-cell table:number-columns-repeated="2" table:style-name="ce24" office:value-type="currency" office:currency="USD" office:value="2.4223" calcext:value-type="currency">
            <text:p>$2.4223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334C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4935" calcext:value-type="currency">
            <text:p>$3.4935</text:p>
          </table:table-cell>
          <table:table-cell table:style-name="ce24" office:value-type="currency" office:currency="USD" office:value="2.597" calcext:value-type="currency">
            <text:p>$2.5970</text:p>
          </table:table-cell>
          <table:table-cell table:number-columns-repeated="2"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42C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2.847" calcext:value-type="currency">
            <text:p>$2.8470</text:p>
          </table:table-cell>
          <table:table-cell table:style-name="ce24" office:value-type="currency" office:currency="USD" office:value="2.7773" calcext:value-type="currency">
            <text:p>$2.7773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STM32F302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685" calcext:value-type="float">
            <text:p>685</text:p>
          </table:table-cell>
          <table:table-cell table:number-columns-repeated="2" table:style-name="ce24" office:value-type="currency" office:currency="USD" office:value="3.0022" calcext:value-type="currency">
            <text:p>$3.0022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31C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5213" calcext:value-type="currency">
            <text:p>$3.5213</text:p>
          </table:table-cell>
          <table:table-cell table:style-name="ce24" office:value-type="currency" office:currency="USD" office:value="3.0591" calcext:value-type="currency">
            <text:p>$3.0591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33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7516" calcext:value-type="currency">
            <text:p>$3.7516</text:p>
          </table:table-cell>
          <table:table-cell table:style-name="ce24" office:value-type="currency" office:currency="USD" office:value="3.2076" calcext:value-type="currency">
            <text:p>$3.2076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8591" calcext:value-type="currency">
            <text:p>$3.8591</text:p>
          </table:table-cell>
          <table:table-cell table:style-name="ce24" office:value-type="currency" office:currency="USD" office:value="3.3334" calcext:value-type="currency">
            <text:p>$3.333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1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9758" calcext:value-type="currency">
            <text:p>$3.9758</text:p>
          </table:table-cell>
          <table:table-cell table:style-name="ce24" office:value-type="currency" office:currency="USD" office:value="3.4288" calcext:value-type="currency">
            <text:p>$3.428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1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3.6228" calcext:value-type="currency">
            <text:p>$3.6228</text:p>
          </table:table-cell>
          <table:table-cell table:style-name="ce24" office:value-type="currency" office:currency="USD" office:value="3.5288" calcext:value-type="currency">
            <text:p>$3.528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F334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708" calcext:value-type="float">
            <text:p>1708</text:p>
          </table:table-cell>
          <table:table-cell table:style-name="ce24" office:value-type="currency" office:currency="USD" office:value="4.1" calcext:value-type="currency">
            <text:p>$4.1000</text:p>
          </table:table-cell>
          <table:table-cell table:style-name="ce24" office:value-type="currency" office:currency="USD" office:value="3.5728" calcext:value-type="currency">
            <text:p>$3.5728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STM32F334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435" calcext:value-type="float">
            <text:p>1435</text:p>
          </table:table-cell>
          <table:table-cell table:style-name="ce24" office:value-type="currency" office:currency="USD" office:value="4.9425" calcext:value-type="currency">
            <text:p>$4.9425</text:p>
          </table:table-cell>
          <table:table-cell table:style-name="ce24" office:value-type="currency" office:currency="USD" office:value="3.6758" calcext:value-type="currency">
            <text:p>$3.6758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051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6852" calcext:value-type="currency">
            <text:p>$3.6852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8-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3.8561" calcext:value-type="currency">
            <text:p>$3.856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33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currency" office:currency="USD" office:value="4.6804" calcext:value-type="currency">
            <text:p>$4.6804</text:p>
          </table:table-cell>
          <table:table-cell table:style-name="ce24" office:value-type="currency" office:currency="USD" office:value="4.0228" calcext:value-type="currency">
            <text:p>$4.0228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STM32L152CB-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48" calcext:value-type="float">
            <text:p>1248</text:p>
          </table:table-cell>
          <table:table-cell table:number-columns-repeated="2" table:style-name="ce24" office:value-type="currency" office:currency="USD" office:value="4.2267" calcext:value-type="currency">
            <text:p>$4.2267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412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4.5167" calcext:value-type="currency">
            <text:p>$4.5167</text:p>
          </table:table-cell>
          <table:table-cell table:style-name="ce24" office:value-type="currency" office:currency="USD" office:value="4.3955" calcext:value-type="currency">
            <text:p>$4.3955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2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4.6758" calcext:value-type="currency">
            <text:p>$4.6758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2CZ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5.5349" calcext:value-type="currency">
            <text:p>$5.5349</text:p>
          </table:table-cell>
          <table:table-cell table:style-name="ce24" office:value-type="currency" office:currency="USD" office:value="5.3864" calcext:value-type="currency">
            <text:p>$5.3864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STM32F103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30224" calcext:value-type="float">
            <text:p>30224</text:p>
          </table:table-cell>
          <table:table-cell table:number-columns-repeated="2" table:style-name="ce24" office:value-type="currency" office:currency="USD" office:value="5.6214" calcext:value-type="currency">
            <text:p>$5.6214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1">
          <table:table-cell table:style-name="ce6" office:value-type="string" calcext:value-type="string">
            <text:p>STM32F103CB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Basic</text:p>
          </table:table-cell>
          <table:table-cell table:style-name="ce14" office:value-type="float" office:value="5597" calcext:value-type="float">
            <text:p>5597</text:p>
          </table:table-cell>
          <table:table-cell table:number-columns-repeated="2" table:style-name="ce24" office:value-type="currency" office:currency="USD" office:value="5.9794" calcext:value-type="currency">
            <text:p>$5.9794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F042C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0987" calcext:value-type="currency">
            <text:p>$6.0987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1CZ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7.1622" calcext:value-type="currency">
            <text:p>$7.1622</text:p>
          </table:table-cell>
          <table:table-cell table:style-name="ce24" office:value-type="currency" office:currency="USD" office:value="6.1758" calcext:value-type="currency">
            <text:p>$6.1758</text:p>
          </table:table-cell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STM32F072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24" office:value-type="currency" office:currency="USD" office:value="6.5781" calcext:value-type="currency">
            <text:p>$6.5781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30C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currency" office:currency="USD" office:value="6.8023" calcext:value-type="currency">
            <text:p>$6.8023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52C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currency" office:currency="USD" office:value="9.3637" calcext:value-type="currency">
            <text:p>$9.3637</text:p>
          </table:table-cell>
          <table:table-cell table:style-name="ce24" office:value-type="currency" office:currency="USD" office:value="7.5" calcext:value-type="currency">
            <text:p>$7.5000</text:p>
          </table:table-cell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53C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038C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051C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70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70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78CB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098C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0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4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1C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1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6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No USB</text:p>
          </table:table-cell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2C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2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2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48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1" table:visibility="filter">
          <table:table-cell table:style-name="ce6" office:value-type="string" calcext:value-type="string">
            <text:p>STM32F103C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/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2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F302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303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F318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F328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F358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48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6" table:visibility="filter">
          <table:table-cell table:style-name="ce6" office:value-type="string" calcext:value-type="string">
            <text:p>STM32F373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 table:visibility="filter">
          <table:table-cell table:style-name="ce6" office:value-type="string" calcext:value-type="string">
            <text:p>STM32F373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4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 table:visibility="filter">
          <table:table-cell table:style-name="ce6" office:value-type="string" calcext:value-type="string">
            <text:p>STM32F373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7" table:visibility="filter">
          <table:table-cell table:style-name="ce6" office:value-type="string" calcext:value-type="string">
            <text:p>STM32F378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7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11"/>
        </table:table-row>
        <table:table-row table:style-name="ro8" table:visibility="filter">
          <table:table-cell table:style-name="ce6" office:value-type="string" calcext:value-type="string">
            <text:p>STM32F410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10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30C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30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31C4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31C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31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41C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41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70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71C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71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71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081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6 kByte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64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31C6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31C8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31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41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1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1C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3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3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3C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4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4C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74C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83C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484C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2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GBK1CB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170 MHz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031C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6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031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041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52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53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63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8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1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3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73C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81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81C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83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083C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92 kBytes</text:p>
          </table:table-cell>
          <table:table-cell table:style-name="ce6" office:value-type="string" calcext:value-type="string">
            <text:p>2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6-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B-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1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6-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32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64 kBytes</text:p>
          </table:table-cell>
          <table:table-cell table:style-name="ce6" office:value-type="string" calcext:value-type="string">
            <text:p>10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16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 table:visibility="filter">
          <table:table-cell table:style-name="ce6" office:value-type="string" calcext:value-type="string">
            <text:p>STM32L152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32 kByte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32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412CB-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 table:visibility="filter">
          <table:table-cell table:style-name="ce6" office:value-type="string" calcext:value-type="string">
            <text:p>STM32L422C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28 kBytes</text:p>
          </table:table-cell>
          <table:table-cell table:style-name="ce6" office:value-type="string" calcext:value-type="string">
            <text:p>4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43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256 kBytes</text:p>
          </table:table-cell>
          <table:table-cell table:style-name="ce6" office:value-type="string" calcext:value-type="string">
            <text:p>64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451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62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16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8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P5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P5C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9" table:visibility="filter">
          <table:table-cell table:style-name="ce6" office:value-type="string" calcext:value-type="string">
            <text:p>STM32L4P5CG-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Q5C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 table:visibility="filter">
          <table:table-cell table:style-name="ce6" office:value-type="string" calcext:value-type="string">
            <text:p>STM32L4Q5CG-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1024 kBytes</text:p>
          </table:table-cell>
          <table:table-cell table:style-name="ce6" office:value-type="string" calcext:value-type="string">
            <text:p>320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2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552C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number-columns-repeated="2"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552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8" table:visibility="filter">
          <table:table-cell table:style-name="ce6" office:value-type="string" calcext:value-type="string">
            <text:p>STM32L552CE-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4" table:visibility="filter">
          <table:table-cell table:style-name="ce6" office:value-type="string" calcext:value-type="string">
            <text:p>STM32L562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11"/>
        </table:table-row>
        <table:table-row table:style-name="ro8" table:visibility="filter">
          <table:table-cell table:style-name="ce6" office:value-type="string" calcext:value-type="string">
            <text:p>STM32L562CE-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number-columns-repeated="2"/>
          <table:table-cell table:style-name="ce24" table:number-columns-repeated="2"/>
          <table:table-cell table:style-name="ce6" office:value-type="string" calcext:value-type="string">
            <text:p>512 kBytes</text:p>
          </table:table-cell>
          <table:table-cell table:style-name="ce6" office:value-type="string" calcext:value-type="string">
            <text:p>256 kByte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110 MHz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4:.$L$149"/>
        </table:named-expressions>
        <calcext:conditional-formats>
          <calcext:conditional-format calcext:target-range-address="List.A5:List.M149">
            <calcext:condition calcext:apply-style-name="Good" calcext:value="formula-is([.$B5]*[.$C5]=1)" calcext:base-cell-address="List.A5"/>
            <calcext:condition calcext:apply-style-name="Bad" calcext:value="formula-is([.$B5]*[.$C5]=0)" calcext:base-cell-address="List.A5"/>
          </calcext:conditional-format>
        </calcext:conditional-formats>
      </table:table>
      <table:named-expressions/>
      <table:database-ranges>
        <table:database-range table:name="__Anonymous_Sheet_DB__0" table:target-range-address="List.A4:List.M149" table:display-filter-buttons="true">
          <table:filter>
            <table:filter-and>
              <table:filter-condition table:field-number="1" table:value="1" table:operator="="/>
              <table:filter-condition table:field-number="2" table:value="1" table:operator="="/>
              <table:filter-condition table:field-number="4" table:value="11626" table:operator="=">
                <table:filter-set-item table:value="11626"/>
                <table:filter-set-item table:value="12"/>
                <table:filter-set-item table:value="1220"/>
                <table:filter-set-item table:value="1248"/>
                <table:filter-set-item table:value="1435"/>
                <table:filter-set-item table:value="153"/>
                <table:filter-set-item table:value="1708"/>
                <table:filter-set-item table:value="192"/>
                <table:filter-set-item table:value="30224"/>
                <table:filter-set-item table:value="5597"/>
                <table:filter-set-item table:value="571"/>
                <table:filter-set-item table:value="635"/>
                <table:filter-set-item table:value="685"/>
                <table:filter-set-item table:value="779"/>
              </table:filter-condition>
            </table:filter-and>
          </table:filter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34:04.40255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4T22:17:19.335006290</dc:date>
    <meta:editing-duration>PT12H55M</meta:editing-duration>
    <meta:editing-cycles>82</meta:editing-cycles>
    <meta:document-statistic meta:table-count="1" meta:cell-count="1501" meta:object-count="0"/>
  </office:meta>
</office:document-meta>
</file>